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solid" draw:stroke-linejoin="miter" fo:margin="1.000000000000000pt" style:wrap="biggest" style:wrap-dynamic-threshold="0.000000000000000pt" svg:fill-rule="evenodd" svg:stroke-color="#087bce" svg:stroke-opacity="1" svg:stroke-width="3.200000000000000pt"/>
    </style:style>
    <style:style style:name="gr3" style:family="graphic">
      <style:graphic-properties draw:fill="solid" draw:fill-color="#087bce" draw:stroke="none" fo:margin="1.000000000000000pt" style:wrap="biggest" style:wrap-dynamic-threshold="0.000000000000000pt" svg:fill-rule="evenodd"/>
    </style:style>
    <style:style style:name="gr4" style:family="graphic">
      <style:graphic-properties draw:fill="solid" draw:fill-color="#38a100" draw:stroke="none" fo:margin="1.000000000000000pt" style:wrap="biggest" style:wrap-dynamic-threshold="0.000000000000000pt" svg:fill-rule="evenodd"/>
    </style:style>
    <style:style style:name="gr5" style:family="graphic">
      <style:graphic-properties draw:fill="solid" draw:fill-color="#9c4a08"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g2173"/>
        </draw:layer-set>
        <draw:g draw:style-name="gr1" draw:id="shape1" svg:y="-0.11079921000pt">
          <draw:rect draw:style-name="gr2" draw:id="shape2" draw:name="rect628" draw:layer="g2173" svg:width="849.37312000000pt" svg:height="594.94658400000pt" draw:transform="matrix(0.16718310000 0.00000000000 0.00000000000 0.16718310000 0.26749295948pt 0.26749296187pt)"/>
          <draw:path draw:style-name="gr3" draw:id="shape3" draw:name="path624" draw:layer="g2173" svg:width="845.87209603471pt" svg:height="594.23631469893pt" draw:transform="matrix(0.16718310000 0.00000000000 0.00000000000 0.16718310000 1.13187065224pt 0.46097409538pt)" svg:viewBox="0 0 846 594" svg:d="M845.16 592.903L845.872 0L0 594.236Z" koffice:nodeTypes="cccc"/>
          <draw:path draw:style-name="gr4" draw:id="shape4" draw:name="path575" draw:layer="g2173" svg:width="566.09815889101pt" svg:height="398.95820109474pt" draw:transform="matrix(0.16718310000 0.00000000000 0.00000000000 0.16718310000 47.72166972846pt 33.08493229338pt)" svg:viewBox="0 0 566 399" svg:d="M566.098 398.665L565.682 0L0 398.958Z" koffice:nodeTypes="cccc"/>
          <draw:g draw:style-name="gr1" draw:id="shape5" draw:name="g2117" svg:y="7.00907815949pt">
            <draw:path draw:style-name="gr5" draw:id="shape6" draw:name="path2119" draw:layer="g2173" svg:width="2654.44150335274pt" svg:height="3671.43851453645pt" draw:transform="matrix(0.01617639768 0.00000000000 0.00000000000 -0.01617639768 9.63917600427pt 66.28892841830pt)" svg:viewBox="0 0 2654 3671" svg:d="M1252.83 3661.32C1248.03 3655.72 1240.03 3633.32 1234.43 3611.72C1229.63 3589.33 1218.43 3566.13 1211.23 3558.93C1202.43 3550.13 1196.03 3526.93 1192.84 3488.53C1190.44 3457.34 1182.44 3423.74 1176.04 3414.14C1167.24 3401.34 1163.24 3377.34 1163.24 3330.95C1163.24 3280.55 1160.04 3262.95 1150.44 3254.95C1139.24 3246.15 1137.64 3233.35 1142.44 3178.16C1146.44 3126.16 1144.84 3110.16 1135.24 3100.56C1126.44 3092.56 1123.24 3070.97 1123.24 3026.17C1123.24 2982.97 1119.24 2958.17 1111.24 2946.97C1103.24 2936.58 1100.04 2910.98 1099.24 2866.98C1099.24 2818.98 1096.05 2798.99 1087.25 2791.79C1080.05 2786.19 1075.25 2768.59 1075.25 2750.99C1075.25 2720.59 1075.25 2720.59 1037.65 2715.79C1016.05 2712.59 964.862 2703.79 923.266 2694.99C881.671 2686.99 846.473 2682.19 844.075 2683.79C842.474 2686.19 797.679 2767.79 746.484 2866.18C684.891 2981.37 656.094 3044.57 662.493 3046.17C668.093 3047.77 739.286 3042.97 820.077 3036.57C900.869 3030.17 968.062 3025.37 968.862 3026.97C969.661 3027.77 821.677 3147.76 639.296 3294.15C456.915 3440.54 307.331 3557.33 307.331 3554.13C307.331 3550.13 317.73 3419.74 330.527 3263.75C344.127 3107.76 359.325 2918.98 364.125 2845.38C372.924 2732.59 376.124 2712.59 384.923 2724.59C390.521 2731.79 426.517 2793.39 464.114 2860.58C502.509 2927.78 536.906 2981.37 540.106 2978.97C543.306 2977.37 573.703 2922.18 607.299 2857.38C641.696 2792.59 681.692 2717.39 696.89 2690.19L724.087 2640.6L681.692 2622.2C560.903 2571 464.114 2505.41 372.924 2414.22C221.74 2262.23 116.951 2066.24 33.759 1780.66C3.36215 1677.47 0.962399 1659.87 0.162483 1571.88C-0.637433 1486.29 0.962399 1471.89 17.7606 1441.49C41.7581 1395.89 76.1545 1375.89 129.749 1375.89C182.543 1375.89 224.14 1395.89 261.735 1440.69C291.332 1475.09 304.131 1499.09 369.724 1640.67C440.917 1793.46 535.307 1909.45 622.497 1950.25C669.693 1972.65 736.886 1973.45 777.682 1952.65C847.274 1916.65 878.47 1852.66 878.47 1747.87C877.671 1602.28 816.078 1455.09 681.692 1275.9C534.506 1079.12 471.314 954.327 461.715 843.935C457.715 791.14 458.514 785.54 477.713 763.942C496.911 741.543 500.911 739.943 556.904 740.743C597.7 741.543 631.297 747.943 669.693 761.542C699.29 772.741 723.287 779.94 723.287 777.541C723.287 774.341 548.905 443.966 394.521 155.188C372.124 113.591 355.326 71.9945 355.326 57.5956C355.326 11.1991 424.919 -18.3986 456.915 14.3989C464.914 21.5983 572.103 218.383 695.29 451.166L919.267 874.333L955.263 889.532C1015.25 915.13 1121.64 943.928 1180.04 948.727L1235.23 954.327L1236.83 488.763C1239.23 37.5971 1240.03 22.3983 1254.43 11.1991C1276.83 -4.79963 1304.82 -2.39982 1323.22 15.9988C1339.22 31.9976 1339.22 42.3968 1339.22 492.762L1339.22 953.527L1376.82 947.928C1439.21 939.128 1546.4 904.731 1613.59 873.533L1676.78 843.935L1846.37 523.96C1939.16 347.973 2036.75 164.787 2062.34 115.991C2119.94 6.39951 2126.34 0 2163.13 0C2197.53 0 2227.13 26.398 2227.13 55.9957C2227.13 71.9945 2081.54 355.973 1929.56 635.151C1908.76 674.348 1891.96 707.946 1893.56 709.546C1895.16 711.146 1921.56 700.746 1951.16 687.147C2075.14 631.152 2175.13 655.95 2184.73 745.543C2187.13 765.541 2183.13 803.939 2175.93 832.736C2158.33 901.531 2081.54 1056.72 2013.55 1159.91C1941.56 1269.5 1907.16 1331.9 1871.16 1418.29C1769.57 1665.47 1768.77 1835.86 1867.16 1900.65C1916.76 1933.45 1986.35 1936.65 2046.35 1909.45C2160.73 1856.66 2253.52 1723.07 2299.12 1543.88C2323.92 1449.49 2363.11 1367.9 2402.31 1329.5C2476.7 1256.7 2586.29 1267.9 2635.08 1353.5C2653.48 1385.49 2655.08 1395.09 2654.28 1495.89C2653.48 1587.08 2650.28 1616.68 2631.88 1683.87C2532.69 2047.84 2227.93 2422.21 1897.56 2584.6C1867.16 2599 1843.17 2613.4 1843.17 2615.8C1843.97 2618.2 1870.36 2668.6 1902.36 2727.79L1960.75 2835.78L2031.95 2836.58C2159.93 2838.18 2248.72 2891.78 2300.72 2998.17C2324.72 3046.17 2327.12 3058.17 2327.12 3123.76C2327.12 3189.36 2324.72 3201.36 2301.52 3248.55C2192.73 3468.53 1891.16 3469.33 1780.77 3250.15C1731.18 3152.56 1751.98 3009.37 1827.17 2929.38L1851.97 2903.78L1790.37 2785.39C1756.78 2720.59 1727.98 2667 1727.18 2665.4C1725.58 2663.8 1675.18 2675 1614.39 2690.19L1503.2 2717.39L1500.8 2752.59C1499.2 2772.59 1492.8 2790.19 1486.4 2794.19C1478.41 2798.99 1475.21 2818.18 1475.21 2867.78C1475.21 2904.58 1472.01 2937.38 1467.21 2939.78C1463.21 2942.18 1459.21 2974.17 1459.21 3010.97C1459.21 3056.57 1455.21 3081.36 1447.21 3092.56C1439.21 3102.96 1435.21 3129.36 1435.21 3175.76C1435.21 3222.15 1431.21 3248.55 1423.21 3258.95C1415.21 3270.15 1411.21 3294.95 1411.21 3337.34C1411.21 3377.34 1407.21 3406.94 1400.01 3418.14C1393.61 3427.74 1386.41 3462.14 1383.22 3494.13C1379.22 3530.93 1373.62 3554.13 1366.42 3558.13C1360.02 3562.13 1349.62 3583.73 1343.22 3606.92C1337.62 3630.12 1328.02 3654.12 1323.22 3660.52C1311.22 3674.12 1264.03 3675.72 1252.83 3661.32Z" koffice:nodeTypes="cccccccccccccccccccccccccccccccccccccccccccccccccccccccccccccccccccccccccccccccccccccccccccccccccccccccccc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2:32</dc:date>
    <meta:creation-date>2011-05-22T06:11:40</meta:creation-date>
    <dc:creator>Yue Liu</dc:creator>
  </office:meta>
</office:document-meta>
</file>